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ab-stops>
          <style:tab-stop style:position="4.5in"/>
          <style:tab-stop style:position="5.75in"/>
          <style:tab-stop style:position="7.5in" style:type="right"/>
        </style:tab-stops>
      </style:paragraph-properties>
    </style:style>
    <style:style style:name="P4" style:family="paragraph" style:parent-style-name="Standard">
      <style:paragraph-properties fo:text-align="start" style:justify-single-word="false">
        <style:tab-stops>
          <style:tab-stop style:position="3.25in" style:type="center"/>
          <style:tab-stop style:position="4.5in"/>
          <style:tab-stop style:position="5.75in"/>
          <style:tab-stop style:position="6.5in" style:type="right"/>
          <style:tab-stop style:position="7.5in" style:type="right"/>
        </style:tab-stops>
      </style:paragraph-properties>
    </style:style>
    <style:style style:name="P5" style:family="paragraph" style:parent-style-name="Standard">
      <style:paragraph-properties fo:text-align="center" style:justify-single-word="false"/>
      <style:text-properties officeooo:rsid="00149481" officeooo:paragraph-rsid="00149481"/>
    </style:style>
    <style:style style:name="P6" style:family="paragraph" style:parent-style-name="Standard">
      <style:text-properties officeooo:rsid="001591b7" officeooo:paragraph-rsid="001591b7"/>
    </style:style>
    <style:style style:name="P7" style:family="paragraph" style:parent-style-name="Standard">
      <style:text-properties officeooo:rsid="0019d76e" officeooo:paragraph-rsid="001591b7"/>
    </style:style>
    <style:style style:name="P8" style:family="paragraph" style:parent-style-name="Standard">
      <style:paragraph-properties fo:margin-top="0in" fo:margin-bottom="0.139in" loext:contextual-spacing="false" fo:text-align="start" style:justify-single-word="false"/>
    </style:style>
    <style:style style:name="P9" style:family="paragraph" style:parent-style-name="Heading_20_1">
      <style:paragraph-properties fo:break-before="page"/>
    </style:style>
    <style:style style:name="P10" style:family="paragraph" style:parent-style-name="Contents_20_1">
      <style:paragraph-properties>
        <style:tab-stops>
          <style:tab-stop style:position="7.4929in" style:type="right" style:leader-style="dotted" style:leader-text="."/>
        </style:tab-stops>
      </style:paragraph-properties>
    </style:style>
    <style:style style:name="P11" style:family="paragraph" style:parent-style-name="Standard" style:master-page-name="First_20_Page">
      <style:paragraph-properties fo:text-align="center" style:justify-single-word="false" style:page-number="auto"/>
    </style:style>
    <style:style style:name="P12" style:family="paragraph" style:parent-style-name="Standard">
      <style:text-properties fo:font-weight="normal" style:font-weight-asian="normal"/>
    </style:style>
    <style:style style:name="P13" style:family="paragraph" style:parent-style-name="Standard">
      <style:text-properties fo:font-weight="normal" officeooo:rsid="001591b7" officeooo:paragraph-rsid="001591b7" style:font-weight-asian="normal" style:font-weight-complex="normal"/>
    </style:style>
    <style:style style:name="P14" style:family="paragraph" style:parent-style-name="Standard">
      <style:text-properties officeooo:rsid="0019d76e" officeooo:paragraph-rsid="001aab5b"/>
    </style:style>
    <style:style style:name="P15" style:family="paragraph" style:parent-style-name="Standard">
      <style:text-properties officeooo:rsid="001591b7" officeooo:paragraph-rsid="001591b7"/>
    </style:style>
    <style:style style:name="P16" style:family="paragraph" style:parent-style-name="Standard">
      <style:text-properties officeooo:rsid="001b53df" officeooo:paragraph-rsid="001b53df"/>
    </style:style>
    <style:style style:name="P17" style:family="paragraph" style:parent-style-name="Standard">
      <style:text-properties officeooo:rsid="001ba72f" officeooo:paragraph-rsid="001ba72f"/>
    </style:style>
    <style:style style:name="P18" style:family="paragraph" style:parent-style-name="Standard">
      <style:text-properties officeooo:rsid="001d3ae9" officeooo:paragraph-rsid="001d3ae9"/>
    </style:style>
    <style:style style:name="P19" style:family="paragraph" style:parent-style-name="TOC_20_Heading" style:master-page-name="Converted1">
      <style:paragraph-properties style:page-number="auto"/>
    </style:style>
    <style:style style:name="P20" style:family="paragraph" style:parent-style-name="caption">
      <style:text-properties fo:font-weight="normal" officeooo:rsid="00166dec" officeooo:paragraph-rsid="00166dec" style:font-weight-asian="normal"/>
    </style:style>
    <style:style style:name="T1" style:family="text">
      <style:text-properties fo:font-weight="bold" style:font-weight-asian="bold"/>
    </style:style>
    <style:style style:name="T2" style:family="text">
      <style:text-properties text:display="true"/>
    </style:style>
    <style:style style:name="T3" style:family="text">
      <style:text-properties officeooo:rsid="00114510"/>
    </style:style>
    <style:style style:name="T4" style:family="text">
      <style:text-properties officeooo:rsid="0013dea8"/>
    </style:style>
    <style:style style:name="T5" style:family="text">
      <style:text-properties officeooo:rsid="00149481"/>
    </style:style>
    <style:style style:name="T6" style:family="text">
      <style:text-properties officeooo:rsid="001aab5b"/>
    </style:style>
    <style:style style:name="T7" style:family="text">
      <style:text-properties officeooo:rsid="001ba72f"/>
    </style:style>
    <style:style style:name="T8" style:family="text">
      <style:text-properties officeooo:rsid="001c370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MAC Unit with BIST</text:p>
      <text:p text:style-name="P2"/>
      <text:p text:style-name="P2"/>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tab/>Autho<text:span text:style-name="T5">r <text:s text:c="2"/></text:span>: <text:s/><text:span text:style-name="T3">Erez Binyamin &amp; Derek Freeman</text:span></text:p>
      <text:p text:style-name="P3"><text:tab/>Lab Instructor<text:tab/>:<text:tab/><text:span text:style-name="T4">Alman Ganguly</text:span></text:p>
      <text:p text:style-name="P3"><text:tab/>TA<text:tab/>:<text:tab/><text:span text:style-name="T3">Andrew Fountain</text:span><text:tab/>TA<text:tab/>:<text:tab/><text:span text:style-name="T3">Sabrina</text:span></text:p>
      <text:p text:style-name="P3"><text:tab/>Lab Section<text:tab/>: <text:tab/><text:span text:style-name="T3">L2</text:span></text:p>
      <text:p text:style-name="P4"><text:tab/><text:tab/>Submission Date<text:tab/>:<text:tab/><text:span text:style-name="T5">12/09/19</text:span></text:p>
      <text:p text:style-name="P19">Table of Contents</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Toc410940724" text:style-name="Index_20_Link" text:visited-style-name="Index_20_Link">ABSTRACT</text:a><text:a xlink:type="simple" xlink:href="#_Toc410940724" text:style-name="Index_20_Link" text:visited-style-name="Index_20_Link"><text:span text:style-name="T2"><text:tab/>3</text:span></text:a></text:p>
          <text:p text:style-name="P10"><text:a xlink:type="simple" xlink:href="#_Toc410940725" text:style-name="Index_20_Link" text:visited-style-name="Index_20_Link">DESIGN METHODOLOGY</text:a><text:a xlink:type="simple" xlink:href="#_Toc410940725" text:style-name="Index_20_Link" text:visited-style-name="Index_20_Link"><text:span text:style-name="T2"><text:tab/>3</text:span></text:a></text:p>
          <text:p text:style-name="P10"><text:a xlink:type="simple" xlink:href="#_Toc410940726" text:style-name="Index_20_Link" text:visited-style-name="Index_20_Link">RESULTS &amp; ANALYSIS</text:a><text:a xlink:type="simple" xlink:href="#_Toc410940726" text:style-name="Index_20_Link" text:visited-style-name="Index_20_Link"><text:span text:style-name="T2"><text:tab/>3</text:span></text:a></text:p>
          <text:p text:style-name="P10"><text:a xlink:type="simple" xlink:href="#_Toc410940727" text:style-name="Index_20_Link" text:visited-style-name="Index_20_Link">CONCLUSIONS</text:a><text:a xlink:type="simple" xlink:href="#_Toc410940727" text:style-name="Index_20_Link" text:visited-style-name="Index_20_Link"><text:span text:style-name="T2"><text:tab/>4</text:span></text:a></text:p>
          <text:p text:style-name="P10"><text:a xlink:type="simple" xlink:href="#_Toc410940728" text:style-name="Index_20_Link" text:visited-style-name="Index_20_Link">QUESTIONS</text:a><text:a xlink:type="simple" xlink:href="#_Toc410940728" text:style-name="Index_20_Link" text:visited-style-name="Index_20_Link"><text:span text:style-name="T2"><text:tab/>4</text:span></text:a></text:p>
          <text:p text:style-name="P10"><text:a xlink:type="simple" xlink:href="#_Toc410940729" text:style-name="Index_20_Link" text:visited-style-name="Index_20_Link">APPENDICES</text:a><text:a xlink:type="simple" xlink:href="#_Toc410940729" text:style-name="Index_20_Link" text:visited-style-name="Index_20_Link"><text:span text:style-name="T2"><text:tab/>5</text:span></text:a></text:p>
          <text:p text:style-name="Standard"/>
        </text:index-body>
      </text:table-of-content>
      <text:p text:style-name="P8"/>
      <text:h text:style-name="P9" text:outline-level="1"><text:bookmark-start text:name="_Toc410940724"/>ABSTRACT<text:bookmark-end text:name="_Toc410940724"/></text:h>
      <text:p text:style-name="Standard"/>
      <text:p text:style-name="P6">In this activity a layout for a Multiply and Accumulate (MAC) unit accompanied by a built in self test (BIST) was synthesized using VHDL code to describe the hardware and the Pyxis auto-layout tool to generate the transistor level design. The design was verified using VHDL syntax checking, simulation analysis, DRC transistor design rule checks, and LVS layout design checks. This activity was successful. </text:p>
      <text:p text:style-name="Standard"/>
      <text:h text:style-name="Heading_20_1" text:outline-level="1"><text:bookmark-start text:name="_Toc380784057"/><text:bookmark-start text:name="_Toc410940725"/>DESIGN METHODOLOGY<text:bookmark-end text:name="_Toc380784057"/><text:bookmark-end text:name="_Toc410940725"/></text:h>
      <text:p text:style-name="Standard"/>
      <text:p text:style-name="P6">The design of a MAC with a BIST is actually comprised of a 1-bit full adder, N-Bit ripple carry adder, Multiplier, LFSR, and a MISR units. The 1-bit full adder, LFSR, and MISR were all designed behaviorally. The N-bit ripple carry, Multiplier, MAC Unit, and the top level MAC_BIST were all designed structurally.</text:p>
      <text:p text:style-name="P6"/>
      <text:p text:style-name="P6">i) Multiplier Design</text:p>
      <text:p text:style-name="P7"/>
      <text:p text:style-name="P14">The Multiplier design was done using the method of traditional binary multiplication <text:span text:style-name="T6">(Fig 3-4 in Appendix file: Multiplier_ALU.pdf)</text:span>. <text:span text:style-name="T6">Partial product vectors were created using an array of and gates and then the partial products were accumulated using an array of ripple carry adders. The advantage of taking this approach to hardware multiplication generates much simpler code (&lt; 20 lines code for the multiplication logic) and synthesizes to a design with grouped hardware components. The advantage of grouped hardware is to increase speed and decrease synthesis faults (Fig 2 in Appendix file: Multiplier_ALU.pdf).</text:span></text:p>
      <text:p text:style-name="P6"/>
      <text:p text:style-name="P6">ii)Adder Design</text:p>
      <text:p text:style-name="P6"/>
      <text:p text:style-name="P16">The adder design used for the MAC unit involved a naive ripple carry design. The design was structurally defined using a behaviorally described 1bit full adder. The ripple carry adder simple instantiates ‘N’ 1 bit full adders and connects all of the previous stages Cout’s to the next stages Cin’s. The name ripple carry comes from the effect of the propagation of the carry signal from the LSB adder unit to the MSB adder unit via the connected Cout – Cin pairs.</text:p>
      <text:p text:style-name="P6"/>
      <text:p text:style-name="P6">iii)Fixed Point Arithmetic</text:p>
      <text:p text:style-name="P6"/>
      <text:p text:style-name="P18">From the definition of a “fixed point number” we learn that is simply a representation of a value (number) that has a constant number of digits after the decimal point (fixed point). Fixed point arithmetic, as it is pedantically named, is math (arithmetic) that is done using fixed point numbers. Fixed point numbers are also so defined to conveniently distinguish them from the more complex “floating point numbers”. Fixed point arithmetic was achieved in this design by ensuring that the inputs would always have a fixed number of digits. The task of holding the inputs at a constant number of digits was accomplished by using the VHDL syntax for the deceleration of an input of type STD_LOGIC_VECTOR which requires a bit length specification for the input signal, and inherently ensures that stated bit length does not change. </text:p>
      <text:p text:style-name="P6"/>
      <text:p text:style-name="P6"/>
      <text:p text:style-name="P6"/>
      <text:p text:style-name="P6"><text:soft-page-break/>iv)Shift Vs. Parallel MAC <text:span text:style-name="T7">register</text:span></text:p>
      <text:p text:style-name="P17"/>
      <text:p text:style-name="P17">The MAC register was not designed as a separate component but rather as an internal signal within the MAC unit structural design. <text:span text:style-name="T8">Due to this lack of specific definition, the description of weather the register was designed as parallel or shift may seem vague. The closest thing to a full answer would be to state that the MAC register likely synthesized as a Parallel register. Internal signals in VHDL seldom become shift registers, and it is not necessarily likely for them to become parallel registers either, however it is more likely that the synthesis decision to create a parallel register would be made rather than a shift register. </text:span></text:p>
      <text:p text:style-name="Standard"/>
      <text:h text:style-name="Heading_20_1" text:outline-level="1"><text:bookmark-start text:name="_Toc410940726"/>RESULTS &amp; ANALYSIS<text:bookmark-end text:name="_Toc410940726"/></text:h>
      <text:p text:style-name="Standard"><text:bookmark-start text:name="_Ref381642887"/></text:p>
      <text:p text:style-name="P20"><text:bookmark-end text:name="_Ref381642887"/>Pictures of layout go here</text:p>
      <text:p text:style-name="P12"/>
      <text:h text:style-name="Heading_20_1" text:outline-level="1"><text:bookmark-start text:name="_Toc410940727"/>CONCLUSIONS<text:bookmark-end text:name="_Toc410940727"/></text:h>
      <text:p text:style-name="Standard"/>
      <text:p text:style-name="P13">This activity was successful. In this activity a layout for a Multiply and Accumulate (MAC) unit accompanied by a built in self test (BIST) was synthesized using VHDL code to describe the hardware and the Pyxis auto-layout tool to generate the transistor level design. The design was verified using VHDL syntax checking, simulation analysis, DRC transistor design rule checks, and LVS layout design chec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15%" fo:text-align="justify"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line-height="100%" fo:keep-together="always" fo:keep-with-next="always"/>
      <style:text-properties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line-height="100%" fo:keep-together="always" fo:keep-with-next="always"/>
      <style:text-properties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OC_20_Heading" style:display-name="TOC Heading" style:family="paragraph" style:parent-style-name="Heading_20_1" style:next-style-name="Standard" style:default-outline-level="">
      <style:paragraph-properties fo:text-align="start" style:justify-single-word="false"/>
      <style:text-properties style:language-asian="ja" style:country-asian="JP"/>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caption" style:family="paragraph" style:parent-style-name="Standard" style:next-style-name="Standard" style:default-outline-level="">
      <style:paragraph-properties fo:line-height="100%"/>
      <style:text-properties fo:font-weight="bold" style:font-weight-asian="bold" style:font-size-complex="9pt" style:font-weight-complex="bold"/>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Head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weight="bold" style:font-weight-asian="bold"/>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span text:style-name="MT1"><text:page-number style:num-format="1" text:select-page="current">0</text:page-number></text:span><text:s/>of <text:span text:style-name="MT1"><text:page-count style:num-format="1">4</text:page-count></text:span></text:p>
        <text:p text:style-name="Footer"/>
      </style:footer>
    </style:master-page>
    <style:master-page style:name="First_20_Page" style:display-name="First Page" style:page-layout-name="Mpm2" style:next-style-name="Standard"/>
    <style:master-page style:name="Converted1" style:page-layout-name="Mpm1">
      <style:footer>
        <text:p text:style-name="MP1">Page <text:span text:style-name="MT1"><text:page-number style:num-format="1" text:select-page="current">4</text:page-number></text:span><text:s/>of <text:span text:style-name="MT1"><text:page-count style:num-format="1">4</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Mnatzaganian</meta:initial-creator>
    <meta:editing-cycles>25</meta:editing-cycles>
    <meta:creation-date>2015-02-06T03:21:00</meta:creation-date>
    <dc:date>2019-12-08T18:02:44.014957715</dc:date>
    <meta:editing-duration>PT1H28M47S</meta:editing-duration>
    <meta:generator>LibreOffice/6.0.7.3$Linux_X86_64 LibreOffice_project/00m0$Build-3</meta:generator>
    <meta:document-statistic meta:table-count="0" meta:image-count="0" meta:object-count="0" meta:page-count="4" meta:paragraph-count="31" meta:word-count="681" meta:character-count="4148" meta:non-whitespace-character-count="348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